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97000001912629064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Helvetica" svg:font-family="Helvetica, arial, freesans, clean, sans-serif"/>
    <style:font-face style:name="Lohit Hindi2" svg:font-family="'Lohit Hindi'"/>
    <style:font-face style:name="Verdana" svg:font-family="Verdana"/>
    <style:font-face style:name="Droid Sans Fallback" svg:font-family="'Droid Sans Fallback'" style:font-pitch="variable"/>
    <style:font-face style:name="Lohit Hindi1"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color="#999999"/>
    </style:style>
    <style:style style:name="P2" style:family="paragraph" style:parent-style-name="Header">
      <style:paragraph-properties fo:text-align="end" style:justify-single-word="false"/>
      <style:text-properties fo:color="#999999"/>
    </style:style>
    <style:style style:name="P3" style:family="paragraph" style:parent-style-name="Header">
      <style:paragraph-properties fo:text-align="end" style:justify-single-word="false"/>
      <style:text-properties fo:color="#bd1631"/>
    </style:style>
    <style:style style:name="P4" style:family="paragraph" style:parent-style-name="Footnote">
      <style:text-properties fo:color="#999999" fo:font-size="9pt" style:font-size-asian="9pt"/>
    </style:style>
    <style:style style:name="P5" style:family="paragraph" style:parent-style-name="Footnote">
      <style:text-properties fo:color="#999999" fo:font-size="9pt" style:font-size-asian="9pt" style:font-size-complex="9pt"/>
    </style:style>
    <style:style style:name="P6" style:family="paragraph" style:parent-style-name="Titulo_20_palabras_20_clave">
      <style:text-properties fo:language="en" fo:country="GB" fo:font-style="italic" fo:font-weight="normal" style:font-style-asian="italic" style:font-weight-asian="normal"/>
    </style:style>
    <style:style style:name="P7" style:family="paragraph" style:parent-style-name="Datos_20_autor">
      <style:text-properties officeooo:paragraph-rsid="001082f5"/>
    </style:style>
    <style:style style:name="P8" style:family="paragraph" style:parent-style-name="Heading_20_1" style:list-style-name="">
      <style:paragraph-properties fo:text-align="start" style:justify-single-word="false" fo:orphans="2" fo:widows="2" fo:hyphenation-ladder-count="no-limit" style:text-autospace="ideograph-alpha" style:punctuation-wrap="hanging" style:line-break="strict"/>
      <style:text-properties fo:hyphenate="false" fo:hyphenation-remain-char-count="2" fo:hyphenation-push-char-count="2"/>
    </style:style>
    <style:style style:name="P9" style:family="paragraph" style:parent-style-name="Heading_20_1">
      <style:paragraph-properties fo:break-before="page"/>
    </style:style>
    <style:style style:name="P10" style:family="paragraph" style:parent-style-name="Texto_20_Secciones">
      <style:text-properties officeooo:rsid="001082f5" officeooo:paragraph-rsid="001082f5"/>
    </style:style>
    <style:style style:name="P11" style:family="paragraph" style:parent-style-name="Texto_20_Secciones">
      <style:text-properties officeooo:rsid="0010fb43" officeooo:paragraph-rsid="0010fb43"/>
    </style:style>
    <style:style style:name="P12" style:family="paragraph" style:parent-style-name="Texto_20_Secciones">
      <style:text-properties officeooo:rsid="00119bab" officeooo:paragraph-rsid="00119bab"/>
    </style:style>
    <style:style style:name="P13" style:family="paragraph" style:parent-style-name="Texto_20_Resumen">
      <style:text-properties officeooo:rsid="001082f5" officeooo:paragraph-rsid="001082f5"/>
    </style:style>
    <style:style style:name="P14" style:family="paragraph" style:parent-style-name="Título_20_principal" style:master-page-name="First_20_Page">
      <style:paragraph-properties fo:margin-left="0cm" fo:margin-right="0.088cm" fo:margin-top="0.353cm" fo:margin-bottom="0.353cm" style:contextual-spacing="false" fo:text-indent="0cm" style:auto-text-indent="false" style:page-number="auto"/>
    </style:style>
    <style:style style:name="P15" style:family="paragraph" style:parent-style-name="Afiliación_20_autor">
      <style:text-properties officeooo:paragraph-rsid="001082f5"/>
    </style:style>
    <style:style style:name="P16" style:family="paragraph" style:parent-style-name="Título_20_Resumen_20_-_20_abstract">
      <style:paragraph-properties fo:margin-left="0cm" fo:margin-right="1cm" fo:text-indent="0cm" style:auto-text-indent="false"/>
    </style:style>
    <style:style style:name="P17" style:family="paragraph" style:parent-style-name="Titulo_20_palabras_20_clave">
      <style:text-properties fo:language="en" fo:country="GB" officeooo:paragraph-rsid="001082f5"/>
    </style:style>
    <style:style style:name="T1" style:family="text">
      <style:text-properties officeooo:rsid="000eae63"/>
    </style:style>
    <style:style style:name="T2" style:family="text">
      <style:text-properties fo:color="#999999" fo:font-size="9pt" style:font-size-asian="9pt" style:font-size-complex="9pt"/>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fo:font-style="italic" fo:font-weight="normal" officeooo:rsid="001082f5" style:font-style-asian="italic" style:font-weight-asian="normal"/>
    </style:style>
    <style:style style:name="T6" style:family="text">
      <style:text-properties officeooo:rsid="001082f5"/>
    </style:style>
    <style:style style:name="T7" style:family="text">
      <style:text-properties officeooo:rsid="0010a56d"/>
    </style:style>
    <style:style style:name="T8" style:family="text">
      <style:text-properties officeooo:rsid="0010fb43"/>
    </style:style>
    <style:style style:name="fr1"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Título_20_principal">Plantilla para las V<text:span text:style-name="T1">I</text:span>II Jornadas de SIG libre.</text:p>
      <text:p text:style-name="P7"><text:span text:style-name="T6">M</text:span>. <text:span text:style-name="T6">Arias de Reyna Domínguez</text:span><text:span text:style-name="T3">(1)</text:span></text:p>
      <text:p text:style-name="P15"><text:span text:style-name="T3">(1) </text:span><text:span text:style-name="T7">Ingeniera Informática</text:span>, <text:span text:style-name="T7">GeoCat bv</text:span>, <text:span text:style-name="T7">Bennekom, Países Bajos</text:span>, <text:span text:style-name="T7">maria.arias</text:span>@<text:span text:style-name="T7">geocat.net</text:span></text:p>
      <text:p text:style-name="P16"><text:line-break/></text:p>
      <text:section text:style-name="Sect1" text:name="Secció1">
        <text:p text:style-name="Título_20_Resumen_20_-_20_abstract">Resumen</text:p>
        <text:p text:style-name="P13">GeoCat Live es una plataforma cloud que estamos desarrollando en GeoCat bv, empleando servidores SIG opensource (GeoServer, GeoNetwork) para la publicación de capas y sus metadatos mediante servicios OGC/INSPIRE. GeoCat Live provee un portal desde donde el usuario puede acceder a los datos publicados, crear/compartir mapas, etc. y de un portal de administración para gestionar los servicios, usuarios y estadísticas de uso. Para la publicación de las capas y sus metadatos en la plataforma cloud se utiliza GeoCat Bridge, una extensión de para ArcGIS con la que el usuario puede publicar los datos y metadatos que gestiona desde ArcGIS en servidores open source, soportando los siguiente servidores: GeoServer, Mapserver y GeoNetwork. </text:p>
        <text:p text:style-name="Texto_20_Resumen"/>
        <text:p text:style-name="Texto_20_Resumen">Max: 300 palabras</text:p>
        <text:p text:style-name="Titulo_20_palabras_20_clave">Palabras clave: <text:span text:style-name="T5">geoServer, geoNetwork, geoCat Bridge, mapServer</text:span></text:p>
        <text:p text:style-name="Texto_20_Resumen"/>
        <text:p text:style-name="Texto_20_Resumen"/>
        <text:p text:style-name="Título_20_Resumen_20_-_20_abstract">Abstract</text:p>
        <text:p text:style-name="P13">GeoCat Live is a cloud platform being developed by GeoCat bv, using opensource GIS servers (GeoServer, GeoNetwork) to publish data and metadata using OGC/INSPIRE services. GeoCat Live has a web portal on which the user can access all published data, create and share maps, etc... To publish data and metadata on the cloud platform we can use GeoCat Bridge, an ArcGIS extension with which the user can publish data and metadata to open source servers.</text:p>
        <text:p text:style-name="Texto_20_Resumen"/>
        <text:p text:style-name="Texto_20_Resumen">Max: 300 words</text:p>
        <text:p text:style-name="P17">Key words: <text:span text:style-name="T5">geoServer, geoNetwork, geoCat Bridge, mapServer</text:span></text:p>
        <text:p text:style-name="P6"/>
        <text:h text:style-name="P8" text:outline-level="1"/>
        <text:h text:style-name="P9" text:outline-level="1">Introducción</text:h>
        <text:p text:style-name="P12">Existen varios intentos de generar una plataforma unificadora para datos geográficos que cubran tanto los datos en sí como un catálolo de metadatos asociados.</text:p>
        <text:p text:style-name="Texto_20_Secciones"/>
        <text:p text:style-name="Texto_20_Secciones"/>
        <text:p text:style-name="P10">En el momento de escribir este artículo, el repositorio de código está aún sólo accesible por invitación, dado que <text:span text:style-name="T8">aún </text:span>estamos <text:span text:style-name="T8">haciendo cambios radicales en la arquitectura y con falta de documentación se generaría más ruido que ayuda. El plan es publicar el repositorio cuando se llegue a una primera versión beta.</text:span></text:p>
      </text:section>
      <text:section text:style-name="Sect2" text:name="Secció3">
        <text:h text:style-name="Heading_20_1" text:outline-level="1">Conclusiones</text:h>
        <text:p text:style-name="P12"/>
        <text:h text:style-name="Heading_20_1" text:outline-level="1">Agradecimientos</text:h>
        <text:p text:style-name="P11">Gracias a los organizadores de SIGLibre que año tras año nos hacen pasar tan buenos ratos. </text:p>
        <text:h text:style-name="Heading_20_1" text:outline-level="1">Referencias</text:h>
        <text:p text:style-name="Texto_20_Secciones"/>
        <text:list xml:id="list113738983939466993" text:style-name="WW8Num3">
          <text:list-item>
            <text:p text:style-name="Referencias"/>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Helvetica" svg:font-family="Helvetica, arial, freesans, clean, sans-serif"/>
    <style:font-face style:name="Lohit Hindi2" svg:font-family="'Lohit Hindi'"/>
    <style:font-face style:name="Verdana" svg:font-family="Verdana"/>
    <style:font-face style:name="Droid Sans Fallback" svg:font-family="'Droid Sans Fallback'" style:font-pitch="variable"/>
    <style:font-face style:name="Lohit Hindi1"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Arial" fo:font-family="Arial" style:font-family-generic="swiss" style:font-pitch="variable" fo:font-size="11pt" fo:language="es" fo:country="ES" style:font-name-asian="Times New Roman" style:font-family-asian="'Times New Roman'" style:font-family-generic-asian="roman" style:font-pitch-asian="variable" style:font-size-asian="11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Verdana" fo:font-family="Verdana" fo:font-size="12pt"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Heading_20_1" style:display-name="Heading 1" style:family="paragraph" style:parent-style-name="Standard" style:next-style-name="Texto_20_Secciones" style:default-outline-level="1" style:class="text">
      <style:paragraph-properties fo:margin-top="0.529cm" fo:margin-bottom="0.353cm" style:contextual-spacing="false" fo:text-align="start" style:justify-single-word="false" fo:keep-with-next="always"/>
      <style:text-properties fo:text-transform="uppercase" fo:font-size="12pt" fo:font-weight="bold" style:font-size-asian="12pt" style:font-weight-asian="bold" style:font-size-complex="11pt" style:font-weight-complex="bold"/>
    </style:style>
    <style:style style:name="Heading_20_2" style:display-name="Heading 2" style:family="paragraph" style:parent-style-name="Standard" style:next-style-name="Texto_20_Secciones" style:default-outline-level="2" style:class="text">
      <style:paragraph-properties fo:margin-top="0.353cm" fo:margin-bottom="0.353cm" style:contextual-spacing="false" fo:text-align="start" style:justify-single-word="false" fo:keep-with-next="always"/>
      <style:text-properties fo:font-weight="bold" style:font-weight-asian="bold" style:font-size-complex="9pt" style:font-weight-complex="bold"/>
    </style:style>
    <style:style style:name="Heading_20_3" style:display-name="Heading 3" style:family="paragraph" style:parent-style-name="Standard" style:next-style-name="Texto_20_Secciones" style:default-outline-level="3" style:class="text">
      <style:paragraph-properties fo:margin-top="0.353cm" fo:margin-bottom="0.353cm" style:contextual-spacing="false" fo:text-align="start" style:justify-single-word="false" fo:keep-with-next="always"/>
      <style:text-properties fo:font-size="10pt" fo:font-style="italic" fo:font-weight="bold" style:font-size-asian="10pt" style:font-style-asian="italic" style:font-weight-asian="bold" style:font-size-complex="9pt" style:font-style-complex="italic"/>
    </style:style>
    <style:style style:name="Heading_20_4" style:display-name="Heading 4" style:family="paragraph" style:parent-style-name="Standard" style:next-style-name="Texto_20_Secciones" style:default-outline-level="4" style:class="text">
      <style:paragraph-properties fo:margin-top="0.423cm" fo:margin-bottom="0.106cm" style:contextual-spacing="false" fo:text-align="start" style:justify-single-word="false" fo:keep-with-next="always"/>
      <style:text-properties fo:font-style="italic" style:font-style-asian="italic" style:font-size-complex="9pt" style:font-style-complex="italic" style:font-weight-complex="bold"/>
    </style:style>
    <style:style style:name="Heading_20_5" style:display-name="Heading 5" style:family="paragraph" style:parent-style-name="Heading_20_4" style:next-style-name="Texto_20_Secciones" style:default-outline-level="5" style:class="text"/>
    <style:style style:name="Heading_20_6" style:display-name="Heading 6" style:family="paragraph" style:parent-style-name="Heading_20_4" style:next-style-name="Texto_20_Secciones" style:default-outline-level="6" style:class="text">
      <style:text-properties fo:font-style="normal" style:font-style-asian="normal" style:font-size-complex="11pt" style:font-style-complex="normal"/>
    </style:style>
    <style:style style:name="Heading_20_7" style:display-name="Heading 7" style:family="paragraph" style:parent-style-name="Heading_20_4" style:next-style-name="Texto_20_Secciones" style:default-outline-level="7" style:class="text"/>
    <style:style style:name="Heading_20_8" style:display-name="Heading 8" style:family="paragraph" style:parent-style-name="Heading_20_4" style:next-style-name="Texto_20_Secciones" style:default-outline-level="8" style:class="text">
      <style:text-properties fo:font-style="normal" style:font-style-asian="normal" style:font-style-complex="normal"/>
    </style:style>
    <style:style style:name="Heading_20_9" style:display-name="Heading 9" style:family="paragraph" style:parent-style-name="Heading_20_4" style:next-style-name="Texto_20_Secciones" style:default-outline-level="9" style:class="text">
      <style:text-properties fo:font-style="normal" style:font-style-asian="normal" style:font-style-complex="normal"/>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pitch-asian="variable" style:font-size-asian="14pt" style:font-name-complex="Lohit Hindi1" style:font-family-complex="'Lohit Hindi'" style:font-pitch-complex="variable" style:font-size-complex="14pt"/>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Lohit Hindi2"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Verdana" fo:font-family="Verdana" fo:font-size="12pt" style:font-size-asian="12pt" style:font-name-complex="Lohit Hindi2" style:font-family-complex="'Lohit Hindi'"/>
    </style:style>
    <style:style style:name="Texto_20_Secciones" style:display-name="Texto Secciones" style:family="paragraph" style:parent-style-name="Standard">
      <style:paragraph-properties fo:margin-left="0cm" fo:margin-right="0.079cm" fo:margin-top="0cm" fo:margin-bottom="0cm" style:contextual-spacing="false" fo:text-indent="0.501cm" style:auto-text-indent="false"/>
      <style:text-properties style:font-size-complex="9pt"/>
    </style:style>
    <style:style style:name="Figura" style:family="paragraph" style:parent-style-name="Standard" style:next-style-name="Standard">
      <style:paragraph-properties fo:margin-left="0cm" fo:margin-right="0.079cm" fo:margin-top="0.353cm" fo:margin-bottom="0.106cm" style:contextual-spacing="false" fo:text-align="center" style:justify-single-word="false" fo:text-indent="0cm" style:auto-text-indent="false" fo:keep-with-next="always"/>
      <style:text-properties fo:font-size="10pt" style:font-size-asian="10pt" style:font-size-complex="9pt"/>
    </style:style>
    <style:style style:name="Footnote" style:family="paragraph" style:parent-style-name="Standard" style:class="extra">
      <style:paragraph-properties>
        <style:tab-stops>
          <style:tab-stop style:position="7.62cm" style:type="center"/>
          <style:tab-stop style:position="15.24cm" style:type="right"/>
        </style:tab-stops>
      </style:paragraph-properties>
    </style:style>
    <style:style style:name="Datos_20_autor" style:display-name="Datos autor" style:family="paragraph" style:parent-style-name="Standard" style:next-style-name="Standard">
      <style:paragraph-properties fo:margin-top="0.388cm" fo:margin-bottom="0.388cm" style:contextual-spacing="false" fo:text-align="center" style:justify-single-word="false"/>
      <style:text-properties fo:font-style="italic" style:font-style-asian="italic" style:font-size-complex="12pt" style:font-style-complex="italic"/>
    </style:style>
    <style:style style:name="Text_20_body_20_indent" style:display-name="Text body indent" style:family="paragraph" style:parent-style-name="Standard" style:next-style-name="Texto_20_Secciones" style:list-style-name="WW8Num2" style:class="text">
      <style:paragraph-properties fo:margin-top="0cm" fo:margin-bottom="0.212cm" style:contextual-spacing="false"/>
      <style:text-properties style:font-size-complex="9pt"/>
    </style:style>
    <style:style style:name="Texto_20_Resumen" style:display-name="Texto Resumen" style:family="paragraph" style:parent-style-name="Standard">
      <style:paragraph-properties fo:margin-left="1cm" fo:margin-right="1cm" fo:margin-top="0cm" fo:margin-bottom="0cm" style:contextual-spacing="false" fo:text-indent="0cm" style:auto-text-indent="false" fo:keep-with-next="always"/>
      <style:text-properties fo:font-style="italic" style:font-style-asian="italic" style:font-size-complex="9pt"/>
    </style:style>
    <style:style style:name="Referencias" style:family="paragraph" style:parent-style-name="Standard" style:list-style-name="WW8Num3">
      <style:text-properties style:font-size-complex="9pt"/>
    </style:style>
    <style:style style:name="Título_20_principal" style:display-name="Título principal" style:family="paragraph" style:parent-style-name="Standard" style:next-style-name="Datos_20_autor">
      <style:paragraph-properties fo:margin-left="2cm" fo:margin-right="1.27cm" fo:margin-top="0.353cm" fo:margin-bottom="0.353cm" style:contextual-spacing="false" fo:text-align="center" style:justify-single-word="false" fo:text-indent="0cm" style:auto-text-indent="false"/>
      <style:text-properties fo:font-size="14pt" fo:font-weight="bold" style:font-size-asian="14pt" style:font-weight-asian="bold" style:font-size-complex="14pt" style:font-weight-complex="bold"/>
    </style:style>
    <style:style style:name="Afiliación_20_autor" style:display-name="Afiliación autor" style:family="paragraph" style:parent-style-name="Standard">
      <style:text-properties fo:font-size="10pt" style:font-size-asian="10pt" style:font-size-complex="12pt"/>
    </style:style>
    <style:style style:name="Título_20_Resumen_20_-_20_abstract" style:display-name="Título Resumen - abstract" style:family="paragraph" style:parent-style-name="Standard" style:next-style-name="Texto_20_Resumen">
      <style:paragraph-properties fo:margin-left="1cm" fo:margin-right="1cm" fo:margin-top="0.141cm" fo:margin-bottom="0.212cm" style:contextual-spacing="false" fo:text-align="start" style:justify-single-word="false" fo:text-indent="0cm" style:auto-text-indent="false"/>
      <style:text-properties fo:text-transform="uppercase" fo:font-weight="bold" style:font-weight-asian="bold" style:font-size-complex="11pt" style:font-weight-complex="bold"/>
    </style:style>
    <style:style style:name="Título_20_de_20_Tabla" style:display-name="Título de Tabla" style:family="paragraph" style:parent-style-name="Standard">
      <style:paragraph-properties fo:margin-left="0.51cm" fo:margin-right="0.51cm" fo:margin-top="0.388cm" fo:margin-bottom="0.318cm" style:contextual-spacing="false" fo:text-align="center" style:justify-single-word="false" fo:text-indent="0cm" style:auto-text-indent="false"/>
      <style:text-properties style:font-size-complex="9pt" style:font-style-complex="italic"/>
    </style:style>
    <style:style style:name="Pie_20_de_20_Figura" style:display-name="Pie de Figura" style:family="paragraph" style:parent-style-name="Título_20_de_20_Tabla">
      <style:paragraph-properties fo:margin-left="0cm" fo:margin-right="0cm" fo:margin-top="0cm" fo:margin-bottom="0cm" style:contextual-spacing="false" fo:text-indent="0cm" style:auto-text-indent="false"/>
      <style:text-properties fo:font-size="10pt" fo:font-style="italic" style:font-size-asian="10pt" style:font-style-asian="italic" style:font-style-complex="normal"/>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fo:font-weight="bold" style:font-weight-asian="bold"/>
    </style:style>
    <style:style style:name="Titulo_20_palabras_20_clave" style:display-name="Titulo palabras clave" style:family="paragraph" style:parent-style-name="Texto_20_Resumen">
      <style:paragraph-properties fo:margin-top="0.282cm" fo:margin-bottom="0cm" style:contextual-spacing="false"/>
      <style:text-properties fo:font-style="normal" fo:font-weight="bold" style:font-style-asian="normal" style:font-weight-asian="bold"/>
    </style:style>
    <style:style style:name="Texto_20_palabras_20_clave" style:display-name="Texto palabras clave" style:family="paragraph" style:parent-style-name="Texto_20_Resumen">
      <style:paragraph-properties fo:margin-left="0cm" fo:margin-right="0cm" fo:margin-top="0cm" fo:margin-bottom="0cm" style:contextual-spacing="false" fo:text-indent="0cm" style:auto-text-indent="false"/>
    </style:style>
    <style:style style:name="Ecuación" style:family="paragraph" style:parent-style-name="Standard">
      <style:paragraph-properties fo:margin-top="0.212cm" fo:margin-bottom="0.212cm" style:contextual-spacing="false" fo:text-align="center" style:justify-single-word="false">
        <style:tab-stops>
          <style:tab-stop style:position="1cm"/>
          <style:tab-stop style:position="8.251cm" style:type="right"/>
        </style:tab-stops>
      </style:paragraph-properties>
      <style:text-properties fo:language="en" fo:country="US" style:font-size-complex="9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font-size-asian="11pt" style:font-name-complex="Arial" style:font-family-complex="Arial" style:font-family-generic-complex="swiss"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998cm" fo:text-indent="-0.699cm" fo:margin-left="0.99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999999"/>
    </style:style>
    <style:style style:name="MP2" style:family="paragraph" style:parent-style-name="Header">
      <style:paragraph-properties fo:text-align="end" style:justify-single-word="false"/>
      <style:text-properties fo:color="#999999"/>
    </style:style>
    <style:style style:name="MP3" style:family="paragraph" style:parent-style-name="Footnote">
      <style:text-properties fo:color="#999999" fo:font-size="9pt" style:font-size-asian="9pt"/>
    </style:style>
    <style:style style:name="MP4" style:family="paragraph" style:parent-style-name="Header">
      <style:paragraph-properties fo:text-align="end" style:justify-single-word="false"/>
      <style:text-properties fo:color="#bd1631"/>
    </style:style>
    <style:style style:name="MP5" style:family="paragraph" style:parent-style-name="Footnote">
      <style:text-properties fo:color="#999999" fo:font-size="9pt" style:font-size-asian="9pt" style:font-size-complex="9pt"/>
    </style:style>
    <style:style style:name="MT1" style:family="text">
      <style:text-properties officeooo:rsid="000eae63"/>
    </style:style>
    <style:style style:name="MT2" style:family="text">
      <style:text-properties fo:color="#999999" fo:font-size="9pt" style:font-size-asian="9pt" style:font-size-complex="9pt"/>
    </style:style>
    <style:style style:name="Mfr1"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usage="mirrored">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Servicio de Sistemas de Información Geográfica y Teledetección</text:p>
        <text:p text:style-name="MP1"/>
        <text:p text:style-name="MP2">VII<text:span text:style-name="MT1">I</text:span> Jornadas de SIG Libre</text:p>
      </style:header>
      <style:footer>
        <text:p text:style-name="MP3">Plaça Ferrater Mora 1, 17071 Girona</text:p>
        <text:p text:style-name="MP3">Tel. 972 41 80 39, Fax. 972 41 82 30</text:p>
        <text:p text:style-name="Footnote"><text:span text:style-name="Internet_20_link"><text:span text:style-name="MT2">infojornadas@sigte.org</text:span></text:span><text:span text:style-name="MT2"> <text:s/>http://www.sigte.udg.edu/jornadassiglibre/</text:span></text:p>
      </style:footer>
    </style:master-page>
    <style:master-page style:name="First_20_Page" style:display-name="First Page" style:page-layout-name="Mpm1" style:next-style-name="Standard">
      <style:header>
        <text:p text:style-name="Header"><draw:frame draw:style-name="Mfr1" draw:name="gràfics2" text:anchor-type="as-char" svg:width="8.34cm" svg:height="1.983cm" draw:z-index="0"><draw:image xlink:href="Pictures/10000000000006970000019126290645.png" xlink:type="simple" xlink:show="embed" xlink:actuate="onLoad"/></draw:frame></text:p>
        <text:p text:style-name="MP4">VI<text:span text:style-name="MT1">I</text:span>I JORNADAS DE SIG LIBRE</text:p>
      </style:header>
      <style:footer>
        <text:p text:style-name="MP5">Plaça Ferrater Mora 1, 17071 Girona</text:p>
        <text:p text:style-name="MP5">Tel. 972 41 80 39, Fax. 972 41 82 30</text:p>
        <text:p text:style-name="Footnote"><text:span text:style-name="Internet_20_link"><text:span text:style-name="MT2">infojornadas@sigte.org</text:span></text:span><text:span text:style-name="MT2"> <text:s/>http://www.sigte.udg.edu/jornadassiglibr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le</dc:title>
    <meta:creation-date>2014-03-05T17:28:19.700169564</meta:creation-date>
    <meta:editing-cycles>2</meta:editing-cycles>
    <meta:editing-duration>PT9M28S</meta:editing-duration>
    <meta:generator>LibreOffice/4.1.5.3$Linux_X86_64 LibreOffice_project/1c1366bba2ba2b554cd2ca4d87c06da81c05d24</meta:generator>
    <meta:initial-creator>delawen </meta:initial-creator>
    <dc:date>2014-03-05T18:24:02.015210089</dc:date>
    <dc:creator>delawen </dc:creator>
    <meta:document-statistic meta:table-count="0" meta:image-count="1" meta:object-count="0" meta:page-count="2" meta:paragraph-count="30" meta:word-count="381" meta:character-count="2518" meta:non-whitespace-character-count="2160"/>
  </office:meta>
</office:document-meta>
</file>